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use-window-font-color="true" style:font-name="Arial"/>
    </style:style>
    <style:style style:name="P2" style:family="paragraph" style:parent-style-name="Heading_20_2">
      <style:text-properties style:use-window-font-color="true" style:font-name="Arial"/>
    </style:style>
    <style:style style:name="P3" style:family="paragraph" style:parent-style-name="Heading_20_2">
      <style:text-properties style:use-window-font-color="true" style:font-name="Arial" fo:font-weight="bold" style:font-weight-asian="bold" style:font-weight-complex="bold"/>
    </style:style>
    <style:style style:name="P4" style:family="paragraph" style:parent-style-name="Normal">
      <style:text-properties style:use-window-font-color="true" style:font-name="Arial"/>
    </style:style>
    <style:style style:name="P5" style:family="paragraph" style:parent-style-name="Normal">
      <style:paragraph-properties fo:hyphenation-ladder-count="no-limit" style:vertical-align="auto"/>
      <style:text-properties style:use-window-font-color="true" style:font-name="Arial" fo:font-size="12pt" fo:font-style="normal" fo:font-weight="normal" officeooo:rsid="00175064" officeooo:paragraph-rsid="000a7c7f" style:letter-kerning="fals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fo:hyphenate="true" fo:hyphenation-remain-char-count="2" fo:hyphenation-push-char-count="2" loext:hyphenation-no-caps="false"/>
    </style:style>
    <style:style style:name="P6" style:family="paragraph" style:parent-style-name="Normal">
      <style:paragraph-properties fo:hyphenation-ladder-count="no-limit" style:vertical-align="auto"/>
      <style:text-properties style:use-window-font-color="true" style:font-name="Arial" fo:font-size="12pt" officeooo:rsid="00193ffb" officeooo:paragraph-rsid="000a7c7f" style:font-size-asian="12pt" style:font-size-complex="12pt" fo:hyphenate="true" fo:hyphenation-remain-char-count="2" fo:hyphenation-push-char-count="2" loext:hyphenation-no-caps="false"/>
    </style:style>
    <style:style style:name="P7" style:family="paragraph" style:parent-style-name="Text_20_body">
      <style:paragraph-properties fo:hyphenation-ladder-count="no-limit" style:vertical-align="auto"/>
      <style:text-properties fo:font-variant="normal" fo:text-transform="none" style:use-window-font-color="true" style:font-name="Arial" fo:font-size="12pt" fo:letter-spacing="normal" fo:font-style="normal" fo:font-weight="normal" officeooo:rsid="00193ffb" officeooo:paragraph-rsid="000a7c7f" style:font-size-asian="12pt" style:font-size-complex="12pt" fo:hyphenate="true" fo:hyphenation-remain-char-count="2" fo:hyphenation-push-char-count="2" loext:hyphenation-no-caps="false"/>
    </style:style>
    <style:style style:name="P8" style:family="paragraph" style:parent-style-name="Text_20_body">
      <style:text-properties officeooo:paragraph-rsid="000bcb35"/>
    </style:style>
    <style:style style:name="P9" style:family="paragraph" style:parent-style-name="Title">
      <style:text-properties style:use-window-font-color="true" style:font-name="Arial"/>
    </style:style>
    <style:style style:name="T1" style:family="text">
      <style:text-properties style:letter-kerning="false" style:font-name-asian="Times New Roman" style:language-asian="fr" style:country-asian="FR" style:font-name-complex="Arial" style:language-complex="ar" style:country-complex="SA"/>
    </style:style>
    <style:style style:name="T2" style:family="text">
      <style:text-properties officeooo:rsid="00175064" style:letter-kerning="false" style:font-name-asian="Times New Roman" style:language-asian="fr" style:country-asian="FR" style:font-name-complex="Arial" style:language-complex="ar" style:country-complex="SA"/>
    </style:style>
    <style:style style:name="T3" style:family="text">
      <style:text-properties officeooo:rsid="0019df4e" style:letter-kerning="false" style:font-name-asian="Times New Roman" style:language-asian="fr" style:country-asian="FR" style:font-name-complex="Arial" style:language-complex="ar" style:country-complex="SA"/>
    </style:style>
    <style:style style:name="T4" style:family="text">
      <style:text-properties officeooo:rsid="001715f1" style:letter-kerning="false" style:font-name-asian="Times New Roman" style:language-asian="fr" style:country-asian="FR" style:font-name-complex="Arial" style:language-complex="ar" style:country-complex="SA"/>
    </style:style>
    <style:style style:name="T5" style:family="text">
      <style:text-properties officeooo:rsid="001715f1"/>
    </style:style>
    <style:style style:name="T6" style:family="text">
      <style:text-properties officeooo:rsid="0012a96c"/>
    </style:style>
    <style:style style:name="T7" style:family="text">
      <style:text-properties fo:color="#000000" officeooo:rsid="00175064" style:letter-kerning="false" style:font-name-asian="Times New Roman" style:language-asian="fr" style:country-asian="FR" style:font-name-complex="Arial" style:language-complex="ar" style:country-complex="SA"/>
    </style:style>
    <style:style style:name="T8" style:family="text">
      <style:text-properties fo:color="#000000" officeooo:rsid="001715f1" style:letter-kerning="false" style:font-name-asian="Times New Roman" style:language-asian="fr" style:country-asian="FR" style:font-name-complex="Arial" style:language-complex="ar" style:country-complex="SA"/>
    </style:style>
    <style:style style:name="T9" style:family="text">
      <style:text-properties fo:font-variant="normal" fo:text-transform="none" fo:letter-spacing="normal" fo:font-style="normal" fo:font-weight="normal" style:letter-kerning="false" style:font-name-asian="Times New Roman" style:language-asian="fr" style:country-asian="FR" style:font-name-complex="Arial" style:language-complex="ar" style:country-complex="SA"/>
    </style:style>
    <style:style style:name="T10" style:family="text">
      <style:text-properties fo:font-variant="normal" fo:text-transform="none" fo:letter-spacing="normal" fo:font-style="normal" fo:font-weight="normal" officeooo:rsid="0019df4e" style:letter-kerning="false" style:font-name-asian="Times New Roman" style:language-asian="fr" style:country-asian="FR" style:font-name-complex="Arial" style:language-complex="ar" style:country-complex="SA"/>
    </style:style>
    <style:style style:name="T11" style:family="text">
      <style:text-properties fo:font-variant="normal" fo:text-transform="none" fo:letter-spacing="normal" fo:font-style="normal" style:letter-kerning="false" style:font-name-asian="Times New Roman" style:language-asian="fr" style:country-asian="FR" style:font-name-complex="Arial" style:language-complex="ar" style:country-complex="SA"/>
    </style:style>
    <style:style style:name="T12" style:family="text">
      <style:text-properties fo:font-variant="normal" fo:text-transform="none" fo:letter-spacing="normal" fo:font-style="normal" officeooo:rsid="0019df4e" style:letter-kerning="false" style:font-name-asian="Times New Roman" style:language-asian="fr" style:country-asian="FR" style:font-name-complex="Arial" style:language-complex="ar" style:country-complex="SA"/>
    </style:style>
    <style:style style:name="T13" style:family="text">
      <style:text-properties fo:font-variant="normal" fo:text-transform="none" style:use-window-font-color="true" fo:letter-spacing="normal" fo:font-style="normal" fo:font-weight="normal" style:letter-kerning="false" style:font-name-asian="Times New Roman" style:language-asian="fr" style:country-asian="FR" style:font-name-complex="Arial" style:language-complex="ar" style:country-complex="SA"/>
    </style:style>
    <style:style style:name="T14" style:family="text">
      <style:text-properties fo:font-variant="normal" fo:text-transform="none" style:use-window-font-color="true" style:font-name="Arial" fo:font-size="12pt" fo:letter-spacing="normal" fo:font-style="normal" fo:font-weight="normal" officeooo:rsid="000bcb35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15" style:family="text">
      <style:text-properties fo:font-variant="normal" fo:text-transform="none" style:use-window-font-color="true" style:font-name="Arial" fo:font-size="12pt" fo:letter-spacing="normal" fo:font-style="normal" fo:font-weight="normal" officeooo:rsid="000c3a41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age d’index</text:p>
      <text:h text:style-name="P1" text:outline-level="1">Présentation de la page</text:h>
      <text:p text:style-name="P5">Bienvenue sur le site « titre <text:span text:style-name="T5">à déterminer</text:span> » ! Sur ce site, vous allez découvrir ou redécouvrir le rugby fauteuil. Vous pourrez trouver des informations diverses sur ce sport : l’histoire du sport, les règles du jeu, les spécificités des joueurs, ainsi que des informations sur les aides techniques utilisé<text:span text:style-name="T6">e</text:span>s… Vous trouverez également les principaux liens vers les sites officiels, les év<text:span text:style-name="T6">é</text:span>nements et les fédérations de ce sport.</text:p>
      <text:h text:style-name="P1" text:outline-level="1"><text:span text:style-name="T2">Qui </text:span><text:span text:style-name="T4">suis je ?</text:span></text:h>
      <text:p text:style-name="P6"><text:span text:style-name="T2">J</text:span><text:span text:style-name="T1">e m’appelle Zoé Charvy, je suis en Master 1 Miashs parcours « handicap et technologies ». En résumé, j’étudie l’informatique pour l’accessibilité. </text:span><text:span text:style-name="T3">Ce site est créé dans le cadre d’un projet pédagogique.</text:span></text:p>
      <text:h text:style-name="P1" text:outline-level="1">Voici quelqu'un des articles présents sur ce site :</text:h>
      <text:h text:style-name="P3" text:outline-level="2">L'histoire du rugby fauteuil</text:h>
      <text:p text:style-name="P4">Ce sport a été inventé en 1976 par des athlètes tétraplégiques canadiens.<text:line-break/>Il a été inspiré par le basket-ball en fauteuil roulant.</text:p>
      <text:h text:style-name="P2" text:outline-level="2">Les règles du rugby fauteuil</text:h>
      <text:p text:style-name="P7"><text:span text:style-name="T3">Ce sport oppose deux équipes.<text:line-break/>Chaque équipe est composée de 4 joueurs.<text:line-break/>L’objectif de chaqueéquipe est de porter un ballon dans la ligne de but de l’adversaire. </text:span></text:p>
      <text:h text:style-name="P2" text:outline-level="2">Les aides techniques du rugby fauteuil</text:h>
      <text:p text:style-name="P6"><text:span text:style-name="T10">Les équipements des joueurs sont les suivants.</text:span><text:span text:style-name="T3"><text:line-break/></text:span><text:span text:style-name="T10">On peut y trouver des protections pour les mains.</text:span><text:span text:style-name="T3"><text:line-break/></text:span><text:span text:style-name="T10">Il y a une seule contrainte sur ces gants.</text:span></text:p>
      <text:h text:style-name="Heading_20_1" text:outline-level="1"><text:span text:style-name="T12">C</text:span><text:span text:style-name="T11">ontact</text:span></text:h>
      <text:p text:style-name="P8"><text:span text:style-name="T14">L’université Paris 8 : </text:span><text:a xlink:type="simple" xlink:href="https://www.univ-paris8.fr/" text:style-name="Internet_20_link" text:visited-style-name="Visited_20_Internet_20_Link">Lien vers le site de l'université Paris 8</text:a><text:span text:style-name="T15">.</text:span></text:p>
      <text:p text:style-name="P8"><text:span text:style-name="T14">Le master MIASHS « handi », parcours technologie et handicap : </text:span><text:a xlink:type="simple" xlink:href="https://master-handi.univ-paris8.fr/" text:style-name="Internet_20_link" text:visited-style-name="Visited_20_Internet_20_Link"><text:span text:style-name="T15">Lien vers le site du master MIASHS handi</text:span></text:a>.</text:p>
      <text:p text:style-name="P8"><text:span text:style-name="T14">Me joindre : </text:span><text:a xlink:type="simple" xlink:href="mailto:zoe.charvy@laposte.net" text:style-name="Internet_20_link" text:visited-style-name="Visited_20_Internet_20_Link"><text:span text:style-name="T15">mon adresse mail</text:span>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15T02:39:27.439000000</meta:creation-date>
    <meta:generator>LibreOffice/6.4.3.2$Windows_X86_64 LibreOffice_project/747b5d0ebf89f41c860ec2a39efd7cb15b54f2d8</meta:generator>
    <dc:date>2024-01-15T02:52:47.363000000</dc:date>
    <meta:editing-duration>PT13M21S</meta:editing-duration>
    <meta:editing-cycles>3</meta:editing-cycles>
    <meta:document-statistic meta:table-count="0" meta:image-count="0" meta:object-count="0" meta:page-count="1" meta:paragraph-count="16" meta:word-count="247" meta:character-count="1459" meta:non-whitespace-character-count="1227"/>
  </office:meta>
</office:document-meta>
</file>